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paragraph-rsid="0010d301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04dab4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0519b8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06e87a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08aec2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0913be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0afcf1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0c313b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0cf7f0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0edebd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10d301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10f514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127618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1473a3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167218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180d54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0519b8" officeooo:paragraph-rsid="000519b8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06e87a" officeooo:paragraph-rsid="0006e87a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08aec2" officeooo:paragraph-rsid="0008aec2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0913be" officeooo:paragraph-rsid="000913be"/>
    </style:style>
    <style:style style:name="P2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0afcf1" officeooo:paragraph-rsid="000afcf1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0c313b" officeooo:paragraph-rsid="000c313b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0cf7f0" officeooo:paragraph-rsid="000cf7f0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0edebd" officeooo:paragraph-rsid="000edebd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10f514" officeooo:paragraph-rsid="0010f514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1473a3" officeooo:paragraph-rsid="001473a3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rsid="00167218" officeooo:paragraph-rsid="00180d54"/>
    </style:style>
    <style:style style:name="P30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</style:style>
    <style:style style:name="T1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2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04dab4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3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0519b8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4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06e87a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5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08aec2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6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0913be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7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0afcf1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8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0c313b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9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0cf7f0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10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0edebd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11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10d301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12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10f514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13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127618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14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1473a3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15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167218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16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180d54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17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19c42d" fo:background-color="#ffffff" loext:char-shading-value="0" style:font-name-asian="Times1" style:font-size-asian="12pt" style:font-style-asian="normal" style:font-weight-asian="normal" style:font-name-complex="Time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{</text:span></text:p>
      <text:p text:style-name="P1"><text:span text:style-name="T1">"address": {</text:span></text:p>
      <text:p text:style-name="P1"><text:span text:style-name="T1">"building": "1007",</text:span></text:p>
      <text:p text:style-name="P1"><text:span text:style-name="T1">"coord": [ ­73.856077, 40.848447 ],</text:span></text:p>
      <text:p text:style-name="P1"><text:span text:style-name="T1">"street": "Morris Park Ave",</text:span></text:p>
      <text:p text:style-name="P1"><text:span text:style-name="T1">"zipcode": "10462"</text:span></text:p>
      <text:p text:style-name="P1"><text:span text:style-name="T1">},</text:span></text:p>
      <text:p text:style-name="P1"><text:span text:style-name="T1">"borough": "Bronx",</text:span></text:p>
      <text:p text:style-name="P1"><text:span text:style-name="T1">"cuisine": "Bakery",</text:span></text:p>
      <text:p text:style-name="P1"><text:span text:style-name="T1">"grades": [</text:span></text:p>
      <text:p text:style-name="P1"><text:span text:style-name="T1">{ "date": { "$date": 1393804800000 }, "grade": "A", "score": 2 },</text:span></text:p>
      <text:p text:style-name="P1"><text:span text:style-name="T1">{ "date": { "$date": 1378857600000 }, "grade": "A", "score": 6 },</text:span></text:p>
      <text:p text:style-name="P1"><text:span text:style-name="T1">{ "date": { "$date": 1358985600000 }, "grade": "A", "score": 10 },</text:span></text:p>
      <text:p text:style-name="P1"><text:span text:style-name="T1">{ "date": { "$date": 1322006400000 }, "grade": "A", "score": 9 },</text:span></text:p>
      <text:p text:style-name="P1"><text:span text:style-name="T1">{ "date": { "$date": 1299715200000 }, "grade": "B", "score": 14 }</text:span></text:p>
      <text:p text:style-name="P1"><text:span text:style-name="T1">],</text:span></text:p>
      <text:p text:style-name="P1"><text:span text:style-name="T1">"name": "Morris Park Bake Shop",</text:span></text:p>
      <text:p text:style-name="P1"><text:span text:style-name="T1">"restaurant_id": "30075445"</text:span></text:p>
      <text:p text:style-name="P1"><text:span text:style-name="T1">}</text:span></text:p>
      <text:p text:style-name="P1"><text:span text:style-name="T1">1. Write a MongoDB query to display all the documents in the collection restaurants.</text:span></text:p>
      <text:p text:style-name="P4"><text:span text:style-name="T1"><text:tab/></text:span><text:span text:style-name="T2">db.restaurant.find().pretty()</text:span></text:p>
      <text:p text:style-name="P4"><text:span text:style-name="T2"/></text:p>
      <text:p text:style-name="P1"><text:span text:style-name="T1">2. Write a MongoDB query to display the fields restaurant_id, borough and cuisine, but</text:span></text:p>
      <text:p text:style-name="P1"><text:span text:style-name="T1">exclude the field _id and name for all the documents in the collection restaurant.</text:span></text:p>
      <text:p text:style-name="P5"><text:span text:style-name="T1"><text:tab/></text:span><text:span text:style-name="T3">db.restaurant.find(</text:span></text:p>
      <text:p text:style-name="P19"><text:span text:style-name="T1"><text:tab/><text:tab/>{},</text:span></text:p>
      <text:p text:style-name="P19"><text:span text:style-name="T1"><text:tab/><text:tab/>{_id:0,"borough":1,"cuisine":1}</text:span></text:p>
      <text:p text:style-name="P19"><text:span text:style-name="T1"><text:tab/> <text:s text:c="4"/>).preety()</text:span></text:p>
      <text:p text:style-name="P3"><text:span text:style-name="T1"><text:tab/></text:span></text:p>
      <text:p text:style-name="P1"><text:span text:style-name="T1">3.Write a MongoDB query to find the number of restaurant which is in the borough Abc.</text:span></text:p>
      <text:p text:style-name="P19"><text:soft-page-break/><text:span text:style-name="T1">db.restaurant.find(</text:span></text:p>
      <text:p text:style-name="P19"><text:span text:style-name="T1"><text:tab/><text:tab/>{"borough":"Abc"}</text:span></text:p>
      <text:p text:style-name="P6"><text:span text:style-name="T3"><text:tab/> <text:s text:c="4"/>).count()</text:span></text:p>
      <text:p text:style-name="P6"><text:span text:style-name="T3"/></text:p>
      <text:p text:style-name="P6"><text:span text:style-name="T1">4. Write a MongoDB query to display the first 4 restaurant which is in the borough</text:span></text:p>
      <text:p text:style-name="P1"><text:span text:style-name="T1">Bronx.</text:span></text:p>
      <text:p text:style-name="P6"><text:span text:style-name="T1"><text:tab/></text:span><text:span text:style-name="T4">db.getCollection('restaurant').find(</text:span></text:p>
      <text:p text:style-name="P20"><text:span text:style-name="T1"><text:tab/><text:tab/>{"borough":"Bronx"}</text:span></text:p>
      <text:p text:style-name="P20"><text:span text:style-name="T1"><text:tab/> <text:s text:c="4"/>).limit(4)</text:span></text:p>
      <text:p text:style-name="P20"><text:span text:style-name="T1"/></text:p>
      <text:p text:style-name="P1"><text:span text:style-name="T1">5. Write a MongoDB query to display the next 3 restaurants after skipping first 4 which</text:span></text:p>
      <text:p text:style-name="P1"><text:span text:style-name="T1">are in the borough Bronx.</text:span></text:p>
      <text:p text:style-name="P7"><text:span text:style-name="T1"><text:tab/></text:span><text:span text:style-name="T5">db.getCollection('restaurant').find(</text:span></text:p>
      <text:p text:style-name="P21"><text:span text:style-name="T1"><text:tab/><text:tab/>{"borough":"Bronx"}</text:span></text:p>
      <text:p text:style-name="P21"><text:span text:style-name="T1"><text:tab/> <text:s text:c="4"/>).skip(2).limit(2)</text:span></text:p>
      <text:p text:style-name="P3"><text:span text:style-name="T1"/></text:p>
      <text:p text:style-name="P1"><text:span text:style-name="T1">6. Write a MongoDB query to find the restaurants that achieved a score, less than 40</text:span></text:p>
      <text:p text:style-name="P1"><text:span text:style-name="T1">but more than 10.</text:span></text:p>
      <text:p text:style-name="P8"><text:span text:style-name="T1"><text:tab/></text:span><text:span text:style-name="T6">db.getCollection('restaurant').find(</text:span></text:p>
      <text:p text:style-name="P22"><text:span text:style-name="T1"><text:tab/><text:tab/>{"grades.score": {$gt:10 ,$lt:40} },</text:span></text:p>
      <text:p text:style-name="P22"><text:span text:style-name="T1"><text:tab/><text:tab/>{"grades":1}</text:span></text:p>
      <text:p text:style-name="P22"><text:span text:style-name="T1"><text:tab/> <text:s text:c="5"/>)</text:span></text:p>
      <text:p text:style-name="P3"><text:span text:style-name="T1"/></text:p>
      <text:p text:style-name="P1"><text:span text:style-name="T1">7.Write a MongoDB query to find the restaurants which locates in latitude value greater</text:span></text:p>
      <text:p text:style-name="P1"><text:span text:style-name="T1">than ­95.754168</text:span></text:p>
      <text:p text:style-name="P9"><text:span text:style-name="T1"><text:tab/></text:span><text:span text:style-name="T7">.db.getCollection('restaurant').find(</text:span></text:p>
      <text:p text:style-name="P23"><text:span text:style-name="T1"><text:tab/><text:tab/>{'address.coord.0' : {$gt : "95.754168"}</text:span></text:p>
      <text:p text:style-name="P23"><text:span text:style-name="T1"><text:tab/> <text:s text:c="5"/>});</text:span></text:p>
      <text:p text:style-name="P3"><text:span text:style-name="T1"/></text:p>
      <text:p text:style-name="P1"><text:span text:style-name="T1">8. Write a MongoDB query to find the restaurants that does not prepare any cuisine of</text:span></text:p>
      <text:p text:style-name="P1"><text:soft-page-break/><text:span text:style-name="T1">'American' and their grade score more than 70 and longitude less than ­65.754168.</text:span></text:p>
      <text:p text:style-name="P9"><text:span text:style-name="T1"><text:tab/></text:span><text:span text:style-name="T7">db.getCollection('restaurant').find(</text:span></text:p>
      <text:p text:style-name="P23"><text:span text:style-name="T1"><text:tab/><text:tab/>{"cuisine": {$ne:"American"}},</text:span></text:p>
      <text:p text:style-name="P23"><text:span text:style-name="T1"><text:tab/><text:tab/>{ grades: { $elemMatch: {score: { $gt: 70 } } }},</text:span></text:p>
      <text:p text:style-name="P23"><text:span text:style-name="T1"><text:tab/><text:tab/>{'address.coord.1' : {$lt : " ­65.754168"}}</text:span></text:p>
      <text:p text:style-name="P23"><text:span text:style-name="T1"><text:tab/> <text:s text:c="6"/>)</text:span></text:p>
      <text:p text:style-name="P3"><text:span text:style-name="T1"/></text:p>
      <text:p text:style-name="P1"><text:span text:style-name="T1">9. Write a MongoDB query to find the restaurants which does not prepare any cuisine of</text:span></text:p>
      <text:p text:style-name="P1"><text:span text:style-name="T1">'American ' and achieved a grade point 'A' not belongs to the borough Brooklyn. The</text:span></text:p>
      <text:p text:style-name="P1"><text:span text:style-name="T1">document must be displayed according to the cuisine in descending order.</text:span></text:p>
      <text:p text:style-name="P10"><text:span text:style-name="T1"><text:tab/></text:span><text:span text:style-name="T8">db.getCollection('restaurant').find(</text:span></text:p>
      <text:p text:style-name="P24"><text:span text:style-name="T1"><text:tab/>{'cuisine': {</text:span></text:p>
      <text:p text:style-name="P24"><text:span text:style-name="T1"><text:s text:c="8"/><text:tab/>$ne:"American"</text:span></text:p>
      <text:p text:style-name="P24"><text:span text:style-name="T1"><text:s text:c="4"/><text:tab/>},</text:span></text:p>
      <text:p text:style-name="P24"><text:span text:style-name="T1"><text:s text:c="4"/>'grades.grade' :'A',</text:span></text:p>
      <text:p text:style-name="P24"><text:span text:style-name="T1"><text:s text:c="4"/>'borough' : {$ne :'Brooklyn'}</text:span></text:p>
      <text:p text:style-name="P24"><text:span text:style-name="T1"><text:s text:c="5"/>}</text:span></text:p>
      <text:p text:style-name="P24"><text:span text:style-name="T1">).sort({'cuisine':-1})</text:span></text:p>
      <text:p text:style-name="P3"><text:span text:style-name="T1"/></text:p>
      <text:p text:style-name="P1"><text:span text:style-name="T1">10.Write a MongoDB query to find the restaurants which does not prepare any cuisine</text:span></text:p>
      <text:p text:style-name="P1"><text:span text:style-name="T1">of 'American' and achieved a score more than 70 and not located in the longitude less</text:span></text:p>
      <text:p text:style-name="P1"><text:span text:style-name="T1">than ­65.754168. Note : Do this query without using $and operator.</text:span></text:p>
      <text:p text:style-name="P11"><text:span text:style-name="T1"><text:tab/></text:span><text:span text:style-name="T9">db.getCollection('restaurant').find(</text:span></text:p>
      <text:p text:style-name="P25"><text:span text:style-name="T1">{</text:span></text:p>
      <text:p text:style-name="P25"><text:span text:style-name="T1"><text:s text:c="4"/>'cuisine': {</text:span></text:p>
      <text:p text:style-name="P25"><text:span text:style-name="T1"><text:s text:c="8"/>$ne:"American"</text:span></text:p>
      <text:p text:style-name="P25"><text:span text:style-name="T1"><text:s text:c="4"/>},</text:span></text:p>
      <text:p text:style-name="P25"><text:span text:style-name="T1"><text:s text:c="4"/>'grades.score' :{$lt:70},</text:span></text:p>
      <text:p text:style-name="P25"><text:span text:style-name="T1"><text:s text:c="4"/>'address.coord.1' : {$lt : "­65.754168"}</text:span></text:p>
      <text:p text:style-name="P25"><text:span text:style-name="T1">})</text:span></text:p>
      <text:p text:style-name="P3"><text:soft-page-break/><text:span text:style-name="T1"/></text:p>
      <text:p text:style-name="P1"><text:span text:style-name="T1">11. Write a MongoDB query to find the restaurant Id, name, borough and cuisine for</text:span></text:p>
      <text:p text:style-name="P1"><text:span text:style-name="T1">those restaurants which contains 'Wil' as first three letters for its name.</text:span></text:p>
      <text:p text:style-name="P12"><text:span text:style-name="T1"><text:tab/></text:span><text:span text:style-name="T10">db.getCollection('restaurant').find({name:{$regex:'/^Wil/'}},{</text:span></text:p>
      <text:p text:style-name="P26"><text:span text:style-name="T1"><text:s text:c="4"/>_id:0,</text:span></text:p>
      <text:p text:style-name="P26"><text:span text:style-name="T1"><text:s text:c="4"/>'restaurant_id':1,</text:span></text:p>
      <text:p text:style-name="P26"><text:span text:style-name="T1"><text:s text:c="4"/>'name':1,</text:span></text:p>
      <text:p text:style-name="P26"><text:span text:style-name="T1"><text:s text:c="4"/>'borough':1,</text:span></text:p>
      <text:p text:style-name="P26"><text:span text:style-name="T1"><text:s text:c="4"/>'cuisine':1</text:span></text:p>
      <text:p text:style-name="P26"><text:span text:style-name="T1"><text:s text:c="4"/>});</text:span></text:p>
      <text:p text:style-name="P3"><text:span text:style-name="T1"/></text:p>
      <text:p text:style-name="P1"><text:span text:style-name="T1">12. Write a MongoDB query to find the restaurant Id, name and grades for those</text:span></text:p>
      <text:p text:style-name="P1"><text:span text:style-name="T1">restaurants which achieved a grade of "A" and scored 11 on an ISODate "2014­08­</text:span></text:p>
      <text:p text:style-name="P2"><text:span text:style-name="T1">11T00:00:00Z" among many of survey dates.</text:span></text:p>
      <text:p text:style-name="P13"><text:span text:style-name="T1"><text:tab/></text:span><text:span text:style-name="T11">db.getCollection('restaurant').find(</text:span></text:p>
      <text:p text:style-name="P13"><text:span text:style-name="T11"><text:s text:c="4"/>{ 'grades.grade':{$eq : 'A'},'grades.date': ISODate("2014-08-11T00:00:00Z")},</text:span></text:p>
      <text:p text:style-name="P13"><text:span text:style-name="T11"><text:s text:c="4"/>{</text:span></text:p>
      <text:p text:style-name="P13"><text:span text:style-name="T11"><text:s text:c="8"/>_id:0,</text:span></text:p>
      <text:p text:style-name="P13"><text:span text:style-name="T11"><text:s text:c="8"/>'restaurant_id':1,</text:span></text:p>
      <text:p text:style-name="P13"><text:span text:style-name="T11"><text:s text:c="8"/>'name':1,</text:span></text:p>
      <text:p text:style-name="P13"><text:span text:style-name="T11"><text:s text:c="8"/>'grades.grade':1})</text:span><text:span text:style-name="T1">.</text:span></text:p>
      <text:p text:style-name="P13"><text:span text:style-name="T1"/></text:p>
      <text:p text:style-name="P13"><text:span text:style-name="T1">13. Write a MongoDB query to arranged the name of the cuisine in descending order</text:span></text:p>
      <text:p text:style-name="P1"><text:span text:style-name="T1">and for those same cuisine borough should be in ascending order.</text:span></text:p>
      <text:p text:style-name="P14"><text:span text:style-name="T1"><text:tab/></text:span><text:span text:style-name="T12">db.getCollection('restaurant').find(</text:span></text:p>
      <text:p text:style-name="P27"><text:span text:style-name="T1"><text:tab/><text:tab/>{},</text:span></text:p>
      <text:p text:style-name="P27"><text:span text:style-name="T1"><text:tab/><text:tab/>{'cuisine':1,'borough':1}).sort(</text:span></text:p>
      <text:p text:style-name="P27"><text:span text:style-name="T1"><text:tab/><text:tab/>{'cuisine':-1,'borough':1})</text:span></text:p>
      <text:p text:style-name="P27"><text:span text:style-name="T1"/></text:p>
      <text:p text:style-name="P1"><text:span text:style-name="T1">14. Write a MongoDB query to know whether all the addresses contains the street or</text:span></text:p>
      <text:p text:style-name="P1"><text:soft-page-break/><text:span text:style-name="T1">not.</text:span></text:p>
      <text:p text:style-name="P14"><text:span text:style-name="T1"><text:tab/></text:span><text:span text:style-name="T12">db.getCollection('restaurant').find(</text:span></text:p>
      <text:p text:style-name="P27"><text:span text:style-name="T12"><text:tab/><text:tab/>{'address.street':null}</text:span></text:p>
      <text:p text:style-name="P3"><text:span text:style-name="T1"/></text:p>
      <text:p text:style-name="P1"><text:span text:style-name="T1">15.Write a MongoDB query which will select the restaurant Id, name and grades for</text:span></text:p>
      <text:p text:style-name="P1"><text:span text:style-name="T1">those restaurants which returns 0 as a remainder after dividing the score by 5.</text:span></text:p>
      <text:p text:style-name="P14"><text:span text:style-name="T1"><text:tab/></text:span><text:span text:style-name="T12">db.getCollection('restaurant').find(</text:span></text:p>
      <text:p text:style-name="P27"><text:span text:style-name="T1"><text:tab/><text:tab/>{"grades.score" :{$mod : [5,0]}},</text:span></text:p>
      <text:p text:style-name="P27"><text:span text:style-name="T1"><text:tab/><text:tab/>{'restaurant_id':1,'name':1,'grades':1}</text:span></text:p>
      <text:p text:style-name="P27"><text:span text:style-name="T1"><text:tab/> <text:s text:c="5"/>)</text:span></text:p>
      <text:p text:style-name="P3"><text:span text:style-name="T1"/></text:p>
      <text:p text:style-name="P1"><text:span text:style-name="T1">16. Write a mongo db query that returns cuisine wise restaurants.</text:span></text:p>
      <text:p text:style-name="P15"><text:span text:style-name="T1"><text:tab/></text:span><text:span text:style-name="T13">db.getCollection('restaurant').aggregate({'$group':{_id:'$cuisine'}})</text:span></text:p>
      <text:p text:style-name="P3"><text:span text:style-name="T1"/></text:p>
      <text:p text:style-name="P1"><text:span text:style-name="T1">17. Write a mongoDb query for calculating cuisine wise total and average budget(2</text:span></text:p>
      <text:p text:style-name="P1"><text:span text:style-name="T1">queries..one for total and one for average).<text:tab/></text:span></text:p>
      <text:p text:style-name="P3"><text:span text:style-name="T1"/></text:p>
      <text:p text:style-name="P1"><text:span text:style-name="T1">18. Write a mongodb query to get all the restaurants that has maximum revenue in their</text:span></text:p>
      <text:p text:style-name="P1"><text:span text:style-name="T1">cuisine.</text:span></text:p>
      <text:p text:style-name="P3"><text:span text:style-name="T1"/></text:p>
      <text:p text:style-name="P1"><text:span text:style-name="T1">19. Write a mongodb query to update to change the score to 60 where the score is 6.</text:span></text:p>
      <text:p text:style-name="P16"><text:span text:style-name="T1"><text:tab/></text:span><text:span text:style-name="T14">db.getCollection('restaurant').updateMany(</text:span></text:p>
      <text:p text:style-name="P28"><text:span text:style-name="T1"><text:s text:c="4"/>{'grades':{$elemMatch:{score : 10} }},</text:span></text:p>
      <text:p text:style-name="P28"><text:span text:style-name="T1"><text:s text:c="4"/>{$set:{'grades.$.score':17}}</text:span></text:p>
      <text:p text:style-name="P28"><text:span text:style-name="T1">)</text:span></text:p>
      <text:p text:style-name="P3"><text:span text:style-name="T1"/></text:p>
      <text:p text:style-name="P1"><text:span text:style-name="T1">20. Create a seperate collection which includes restaurant id and revenue .Update</text:span></text:p>
      <text:p text:style-name="P1"><text:span text:style-name="T1">revenue from that collection into this.</text:span></text:p>
      <text:p text:style-name="P17"><text:span text:style-name="T1"><text:tab/></text:span></text:p>
      <text:p text:style-name="P1"><text:span text:style-name="T1">21. Copy this collection to a different database named test and collection name copy</text:span></text:p>
      <text:p text:style-name="P1"><text:soft-page-break/><text:span text:style-name="T1">and drop the current database.</text:span></text:p>
      <text:p text:style-name="P17"><text:span text:style-name="T15"><text:tab/>db.getCollection('restaurant').find({}).forEach( function(d){ db.getSiblingDB('test')['copy'].insert(d)})</text:span></text:p>
      <text:p text:style-name="P18"><text:span text:style-name="T15"><text:tab/>db.dropDatabase()</text:span></text:p>
      <text:p text:style-name="P17"><text:span text:style-name="T15"/></text:p>
      <text:p text:style-name="P1"><text:span text:style-name="T1">22. Backup the earlier database and restore it in another one.</text:span></text:p>
      <text:p text:style-name="P29"><text:span text:style-name="T1"><text:tab/></text:span><text:span text:style-name="T16">mongodump -c copy -d surya -o ~/Desktop</text:span></text:p>
      <text:p text:style-name="P29"><text:span text:style-name="T16"><text:tab/></text:span><text:span text:style-name="T17">mongores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5:47:27.106001121</dc:date>
    <meta:editing-duration>PT6H29M12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6" meta:paragraph-count="138" meta:word-count="710" meta:character-count="5349" meta:non-whitespace-character-count="4547"/>
  </office:meta>
</office:document-meta>
</file>